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  <table:table-cell office:value-type="string" calcext:value-type="string">
            <text:p>MARP</text:p>
          </table:table-cell>
          <table:table-cell table:style-name="Default" office:value-type="string" calcext:value-type="string">
            <text:p>Bias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810297" calcext:value-type="float">
            <text:p>0.0810297</text:p>
          </table:table-cell>
          <table:table-cell table:formula="of:=SQRT([.A2])" office:value-type="float" office:value="0.651920240520265" calcext:value-type="float">
            <text:p>0.651920240520265</text:p>
          </table:table-cell>
          <table:table-cell table:formula="of:=[.B2]^(1-[.$C2])-[.$C2]/2+VLOOKUP([.$A2];[.$G$2:.$H$40];2;0)" office:value-type="float" office:value="0.434168672099393" calcext:value-type="float">
            <text:p>0.434168672099393</text:p>
          </table:table-cell>
          <table:table-cell table:formula="of:=IF([.D2]&gt;0;[.D2]^(1/(1-[.$C2]));0)" office:value-type="float" office:value="0.0909970534169463" calcext:value-type="float">
            <text:p>0.0909970534169463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54684889758327" calcext:value-type="float">
            <text:p>0.5468488975832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12226" calcext:value-type="float">
            <text:p>0.612226</text:p>
          </table:table-cell>
          <table:table-cell table:formula="of:=SQRT([.A3])" office:value-type="float" office:value="0.387298334620742" calcext:value-type="float">
            <text:p>0.387298334620742</text:p>
          </table:table-cell>
          <table:table-cell table:formula="of:=[.B3]^(1-[.$C3])-[.$C3]/2+VLOOKUP([.$A3];[.$G$2:.$H$40];2;0)" office:value-type="float" office:value="0.775356731246546" calcext:value-type="float">
            <text:p>0.775356731246546</text:p>
          </table:table-cell>
          <table:table-cell table:formula="of:=IF([.D3]&gt;0;[.D3]^(1/(1-[.$C3]));0)" office:value-type="float" office:value="0.660166929832753" calcext:value-type="float">
            <text:p>0.66016692983275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48777312888493" calcext:value-type="float">
            <text:p>0.4877731288849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826808" calcext:value-type="float">
            <text:p>0.0826808</text:p>
          </table:table-cell>
          <table:table-cell table:formula="of:=SQRT([.A4])" office:value-type="float" office:value="0.524404424085076" calcext:value-type="float">
            <text:p>0.524404424085076</text:p>
          </table:table-cell>
          <table:table-cell table:formula="of:=[.B4]^(1-[.$C4])-[.$C4]/2+VLOOKUP([.$A4];[.$G$2:.$H$40];2;0)" office:value-type="float" office:value="0.375222787478836" calcext:value-type="float">
            <text:p>0.375222787478836</text:p>
          </table:table-cell>
          <table:table-cell table:formula="of:=IF([.D4]&gt;0;[.D4]^(1/(1-[.$C4]));0)" office:value-type="float" office:value="0.12731778598851" calcext:value-type="float">
            <text:p>0.12731778598851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456201657128782" calcext:value-type="float">
            <text:p>0.45620165712878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21108" calcext:value-type="float">
            <text:p>0.00721108</text:p>
          </table:table-cell>
          <table:table-cell table:formula="of:=SQRT([.A5])" office:value-type="float" office:value="0.651920240520265" calcext:value-type="float">
            <text:p>0.651920240520265</text:p>
          </table:table-cell>
          <table:table-cell table:formula="of:=[.B5]^(1-[.$C5])-[.$C5]/2+VLOOKUP([.$A5];[.$G$2:.$H$40];2;0)" office:value-type="float" office:value="0.196827213298695" calcext:value-type="float">
            <text:p>0.196827213298695</text:p>
          </table:table-cell>
          <table:table-cell table:formula="of:=IF([.D5]&gt;0;[.D5]^(1/(1-[.$C5]));0)" office:value-type="float" office:value="0.0093750554467736" calcext:value-type="float">
            <text:p>0.009375055446773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26963321286578" calcext:value-type="float">
            <text:p>0.42696332128657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04192" calcext:value-type="float">
            <text:p>0.204192</text:p>
          </table:table-cell>
          <table:table-cell table:formula="of:=SQRT([.A6])" office:value-type="float" office:value="0.524404424085076" calcext:value-type="float">
            <text:p>0.524404424085076</text:p>
          </table:table-cell>
          <table:table-cell table:formula="of:=[.B6]^(1-[.$C6])-[.$C6]/2+VLOOKUP([.$A6];[.$G$2:.$H$40];2;0)" office:value-type="float" office:value="0.539384449181435" calcext:value-type="float">
            <text:p>0.539384449181435</text:p>
          </table:table-cell>
          <table:table-cell table:formula="of:=IF([.D6]&gt;0;[.D6]^(1/(1-[.$C6]));0)" office:value-type="float" office:value="0.27307531146644" calcext:value-type="float">
            <text:p>0.2730753114664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399376624963174" calcext:value-type="float">
            <text:p>0.3993766249631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96692" calcext:value-type="float">
            <text:p>0.0796692</text:p>
          </table:table-cell>
          <table:table-cell table:formula="of:=SQRT([.A7])" office:value-type="float" office:value="0.632455532033676" calcext:value-type="float">
            <text:p>0.632455532033676</text:p>
          </table:table-cell>
          <table:table-cell table:formula="of:=[.B7]^(1-[.$C7])-[.$C7]/2+VLOOKUP([.$A7];[.$G$2:.$H$40];2;0)" office:value-type="float" office:value="0.422107291387257" calcext:value-type="float">
            <text:p>0.422107291387257</text:p>
          </table:table-cell>
          <table:table-cell table:formula="of:=IF([.D7]&gt;0;[.D7]^(1/(1-[.$C7]));0)" office:value-type="float" office:value="0.0956898286145957" calcext:value-type="float">
            <text:p>0.095689828614595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388580799407949" calcext:value-type="float">
            <text:p>0.38858079940794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802008" calcext:value-type="float">
            <text:p>0.00802008</text:p>
          </table:table-cell>
          <table:table-cell table:formula="of:=SQRT([.A8])" office:value-type="float" office:value="0.670820393249937" calcext:value-type="float">
            <text:p>0.670820393249937</text:p>
          </table:table-cell>
          <table:table-cell table:formula="of:=[.B8]^(1-[.$C8])-[.$C8]/2+VLOOKUP([.$A8];[.$G$2:.$H$40];2;0)" office:value-type="float" office:value="0.209308688006386" calcext:value-type="float">
            <text:p>0.209308688006386</text:p>
          </table:table-cell>
          <table:table-cell table:formula="of:=IF([.D8]&gt;0;[.D8]^(1/(1-[.$C8]));0)" office:value-type="float" office:value="0.0086427109991535" calcext:value-type="float">
            <text:p>0.0086427109991535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371503361576768" calcext:value-type="float">
            <text:p>0.3715033615767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538" calcext:value-type="float">
            <text:p>0.618538</text:p>
          </table:table-cell>
          <table:table-cell table:formula="of:=SQRT([.A9])" office:value-type="float" office:value="0.316227766016838" calcext:value-type="float">
            <text:p>0.316227766016838</text:p>
          </table:table-cell>
          <table:table-cell table:formula="of:=[.B9]^(1-[.$C9])-[.$C9]/2+VLOOKUP([.$A9];[.$G$2:.$H$40];2;0)" office:value-type="float" office:value="0.733816676275126" calcext:value-type="float">
            <text:p>0.733816676275126</text:p>
          </table:table-cell>
          <table:table-cell table:formula="of:=IF([.D9]&gt;0;[.D9]^(1/(1-[.$C9]));0)" office:value-type="float" office:value="0.635953192763447" calcext:value-type="float">
            <text:p>0.63595319276344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65009008487881" calcext:value-type="float">
            <text:p>0.36500900848788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85327" calcext:value-type="float">
            <text:p>0.0685327</text:p>
          </table:table-cell>
          <table:table-cell table:formula="of:=SQRT([.A10])" office:value-type="float" office:value="0.632455532033676" calcext:value-type="float">
            <text:p>0.632455532033676</text:p>
          </table:table-cell>
          <table:table-cell table:formula="of:=[.B10]^(1-[.$C10])-[.$C10]/2+VLOOKUP([.$A10];[.$G$2:.$H$40];2;0)" office:value-type="float" office:value="0.40086175321916" calcext:value-type="float">
            <text:p>0.40086175321916</text:p>
          </table:table-cell>
          <table:table-cell table:formula="of:=IF([.D10]&gt;0;[.D10]^(1/(1-[.$C10]));0)" office:value-type="float" office:value="0.0831464968744558" calcext:value-type="float">
            <text:p>0.083146496874455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367668161402617" calcext:value-type="float">
            <text:p>0.36766816140261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2036" calcext:value-type="float">
            <text:p>0.102036</text:p>
          </table:table-cell>
          <table:table-cell table:formula="of:=SQRT([.A11])" office:value-type="float" office:value="0.632455532033676" calcext:value-type="float">
            <text:p>0.632455532033676</text:p>
          </table:table-cell>
          <table:table-cell table:formula="of:=[.B11]^(1-[.$C11])-[.$C11]/2+VLOOKUP([.$A11];[.$G$2:.$H$40];2;0)" office:value-type="float" office:value="0.459678759990314" calcext:value-type="float">
            <text:p>0.459678759990314</text:p>
          </table:table-cell>
          <table:table-cell table:formula="of:=IF([.D11]&gt;0;[.D11]^(1/(1-[.$C11]));0)" office:value-type="float" office:value="0.120675691912738" calcext:value-type="float">
            <text:p>0.12067569191273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365957671472061" calcext:value-type="float">
            <text:p>0.36595767147206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75288" calcext:value-type="float">
            <text:p>0.000575288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-[.$C12]/2+VLOOKUP([.$A12];[.$G$2:.$H$40];2;0)" office:value-type="float" office:value="0.110715460866887" calcext:value-type="float">
            <text:p>0.110715460866887</text:p>
          </table:table-cell>
          <table:table-cell table:formula="of:=IF([.D12]&gt;0;[.D12]^(1/(1-[.$C12]));0)" office:value-type="float" office:value="0.000199908590427549" calcext:value-type="float">
            <text:p>0.00019990859042754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356611645368172" calcext:value-type="float">
            <text:p>0.3566116453681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6772" calcext:value-type="float">
            <text:p>0.196772</text:p>
          </table:table-cell>
          <table:table-cell table:formula="of:=SQRT([.A13])" office:value-type="float" office:value="0.547722557505166" calcext:value-type="float">
            <text:p>0.547722557505166</text:p>
          </table:table-cell>
          <table:table-cell table:formula="of:=[.B13]^(1-[.$C13])-[.$C13]/2+VLOOKUP([.$A13];[.$G$2:.$H$40];2;0)" office:value-type="float" office:value="0.538442209388051" calcext:value-type="float">
            <text:p>0.538442209388051</text:p>
          </table:table-cell>
          <table:table-cell table:formula="of:=IF([.D13]&gt;0;[.D13]^(1/(1-[.$C13]));0)" office:value-type="float" office:value="0.254413340747063" calcext:value-type="float">
            <text:p>0.25441334074706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52568947824233" calcext:value-type="float">
            <text:p>0.3525689478242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3719" calcext:value-type="float">
            <text:p>0.143719</text:p>
          </table:table-cell>
          <table:table-cell table:formula="of:=SQRT([.A14])" office:value-type="float" office:value="0.547722557505166" calcext:value-type="float">
            <text:p>0.547722557505166</text:p>
          </table:table-cell>
          <table:table-cell table:formula="of:=[.B14]^(1-[.$C14])-[.$C14]/2+VLOOKUP([.$A14];[.$G$2:.$H$40];2;0)" office:value-type="float" office:value="0.474941911830946" calcext:value-type="float">
            <text:p>0.474941911830946</text:p>
          </table:table-cell>
          <table:table-cell table:formula="of:=IF([.D14]&gt;0;[.D14]^(1/(1-[.$C14]));0)" office:value-type="float" office:value="0.192771007273709" calcext:value-type="float">
            <text:p>0.192771007273709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341109520816452" calcext:value-type="float">
            <text:p>0.3411095208164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6324" calcext:value-type="float">
            <text:p>0.0156324</text:p>
          </table:table-cell>
          <table:table-cell table:formula="of:=SQRT([.A15])" office:value-type="float" office:value="0.547722557505166" calcext:value-type="float">
            <text:p>0.547722557505166</text:p>
          </table:table-cell>
          <table:table-cell table:formula="of:=[.B15]^(1-[.$C15])-[.$C15]/2+VLOOKUP([.$A15];[.$G$2:.$H$40];2;0)" office:value-type="float" office:value="0.211542014179028" calcext:value-type="float">
            <text:p>0.211542014179028</text:p>
          </table:table-cell>
          <table:table-cell table:formula="of:=IF([.D15]&gt;0;[.D15]^(1/(1-[.$C15]));0)" office:value-type="float" office:value="0.0322426123028497" calcext:value-type="float">
            <text:p>0.032242612302849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43081577857772" calcext:value-type="float">
            <text:p>0.3430815778577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1059" calcext:value-type="float">
            <text:p>0.00181059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-[.$C16]/2+VLOOKUP([.$A16];[.$G$2:.$H$40];2;0)" office:value-type="float" office:value="0.188675779771087" calcext:value-type="float">
            <text:p>0.188675779771087</text:p>
          </table:table-cell>
          <table:table-cell table:formula="of:=IF([.D16]&gt;0;[.D16]^(1/(1-[.$C16]));0)" office:value-type="float" office:value="0.000611956773598725" calcext:value-type="float">
            <text:p>0.0006119567735987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40295212076521" calcext:value-type="float">
            <text:p>0.3402952120765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24629" calcext:value-type="float">
            <text:p>0.0924629</text:p>
          </table:table-cell>
          <table:table-cell table:formula="of:=SQRT([.A17])" office:value-type="float" office:value="0.547722557505166" calcext:value-type="float">
            <text:p>0.547722557505166</text:p>
          </table:table-cell>
          <table:table-cell table:formula="of:=[.B17]^(1-[.$C17])-[.$C17]/2+VLOOKUP([.$A17];[.$G$2:.$H$40];2;0)" office:value-type="float" office:value="0.399734334279091" calcext:value-type="float">
            <text:p>0.399734334279091</text:p>
          </table:table-cell>
          <table:table-cell table:formula="of:=IF([.D17]&gt;0;[.D17]^(1/(1-[.$C17]));0)" office:value-type="float" office:value="0.131675158196204" calcext:value-type="float">
            <text:p>0.13167515819620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35037101934949" calcext:value-type="float">
            <text:p>0.3350371019349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42428" calcext:value-type="float">
            <text:p>0.00842428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-[.$C18]/2+VLOOKUP([.$A18];[.$G$2:.$H$40];2;0)" office:value-type="float" office:value="0.236803367690694" calcext:value-type="float">
            <text:p>0.236803367690694</text:p>
          </table:table-cell>
          <table:table-cell table:formula="of:=IF([.D18]&gt;0;[.D18]^(1/(1-[.$C18]));0)" office:value-type="float" office:value="0.00731183859461374" calcext:value-type="float">
            <text:p>0.00731183859461374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33748118436871" calcext:value-type="float">
            <text:p>0.3374811843687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777" calcext:value-type="float">
            <text:p>0.1777</text:p>
          </table:table-cell>
          <table:table-cell table:formula="of:=SQRT([.A19])" office:value-type="float" office:value="0.474341649025257" calcext:value-type="float">
            <text:p>0.474341649025257</text:p>
          </table:table-cell>
          <table:table-cell table:formula="of:=[.B19]^(1-[.$C19])-[.$C19]/2+VLOOKUP([.$A19];[.$G$2:.$H$40];2;0)" office:value-type="float" office:value="0.465268336581113" calcext:value-type="float">
            <text:p>0.465268336581113</text:p>
          </table:table-cell>
          <table:table-cell table:formula="of:=IF([.D19]&gt;0;[.D19]^(1/(1-[.$C19]));0)" office:value-type="float" office:value="0.233263615620604" calcext:value-type="float">
            <text:p>0.23326361562060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336040231415044" calcext:value-type="float">
            <text:p>0.33604023141504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40933" calcext:value-type="float">
            <text:p>1.41E-06</text:p>
          </table:table-cell>
          <table:table-cell table:formula="of:=SQRT([.A20])" office:value-type="float" office:value="0.866025403784439" calcext:value-type="float">
            <text:p>0.866025403784439</text:p>
          </table:table-cell>
          <table:table-cell table:formula="of:=[.B20]^(1-[.$C20])-[.$C20]/2+VLOOKUP([.$A20];[.$G$2:.$H$40];2;0)" office:value-type="float" office:value="0.097426197146704" calcext:value-type="float">
            <text:p>0.097426197146704</text:p>
          </table:table-cell>
          <table:table-cell table:formula="of:=IF([.D20]&gt;0;[.D20]^(1/(1-[.$C20]));0)" office:value-type="float" office:value="0.00000002827307462896" calcext:value-type="float">
            <text:p>2.82730746289551E-08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340298421991149" calcext:value-type="float">
            <text:p>0.3402984219911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0483" calcext:value-type="float">
            <text:p>0.0200483</text:p>
          </table:table-cell>
          <table:table-cell table:formula="of:=SQRT([.A21])" office:value-type="float" office:value="0.632455532033676" calcext:value-type="float">
            <text:p>0.632455532033676</text:p>
          </table:table-cell>
          <table:table-cell table:formula="of:=[.B21]^(1-[.$C21])-[.$C21]/2+VLOOKUP([.$A21];[.$G$2:.$H$40];2;0)" office:value-type="float" office:value="0.265140757492532" calcext:value-type="float">
            <text:p>0.265140757492532</text:p>
          </table:table-cell>
          <table:table-cell table:formula="of:=IF([.D21]&gt;0;[.D21]^(1/(1-[.$C21]));0)" office:value-type="float" office:value="0.0270033939247636" calcext:value-type="float">
            <text:p>0.027003393924763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343524098829183" calcext:value-type="float">
            <text:p>0.34352409882918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004" calcext:value-type="float">
            <text:p>0.14004</text:p>
          </table:table-cell>
          <table:table-cell table:formula="of:=SQRT([.A22])" office:value-type="float" office:value="0.591607978309962" calcext:value-type="float">
            <text:p>0.591607978309962</text:p>
          </table:table-cell>
          <table:table-cell table:formula="of:=[.B22]^(1-[.$C22])-[.$C22]/2+VLOOKUP([.$A22];[.$G$2:.$H$40];2;0)" office:value-type="float" office:value="0.493359372531457" calcext:value-type="float">
            <text:p>0.493359372531457</text:p>
          </table:table-cell>
          <table:table-cell table:formula="of:=IF([.D22]&gt;0;[.D22]^(1/(1-[.$C22]));0)" office:value-type="float" office:value="0.177284747441013" calcext:value-type="float">
            <text:p>0.177284747441013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33775546178936" calcext:value-type="float">
            <text:p>0.3377554617893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23567" calcext:value-type="float">
            <text:p>0.0323567</text:p>
          </table:table-cell>
          <table:table-cell table:formula="of:=SQRT([.A23])" office:value-type="float" office:value="0.689202437604511" calcext:value-type="float">
            <text:p>0.689202437604511</text:p>
          </table:table-cell>
          <table:table-cell table:formula="of:=[.B23]^(1-[.$C23])-[.$C23]/2+VLOOKUP([.$A23];[.$G$2:.$H$40];2;0)" office:value-type="float" office:value="0.337425299571491" calcext:value-type="float">
            <text:p>0.337425299571491</text:p>
          </table:table-cell>
          <table:table-cell table:formula="of:=IF([.D23]&gt;0;[.D23]^(1/(1-[.$C23]));0)" office:value-type="float" office:value="0.0303317968776437" calcext:value-type="float">
            <text:p>0.030331796877643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340498839058382" calcext:value-type="float">
            <text:p>0.34049883905838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383" calcext:value-type="float">
            <text:p>0.0125383</text:p>
          </table:table-cell>
          <table:table-cell table:formula="of:=SQRT([.A24])" office:value-type="float" office:value="0.724568837309472" calcext:value-type="float">
            <text:p>0.724568837309472</text:p>
          </table:table-cell>
          <table:table-cell table:formula="of:=[.B24]^(1-[.$C24])-[.$C24]/2+VLOOKUP([.$A24];[.$G$2:.$H$40];2;0)" office:value-type="float" office:value="0.277375307458446" calcext:value-type="float">
            <text:p>0.277375307458446</text:p>
          </table:table-cell>
          <table:table-cell table:formula="of:=IF([.D24]&gt;0;[.D24]^(1/(1-[.$C24]));0)" office:value-type="float" office:value="0.00950522208931967" calcext:value-type="float">
            <text:p>0.00950522208931967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0.343143106978716" calcext:value-type="float">
            <text:p>0.34314310697871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05354" calcext:value-type="float">
            <text:p>0.105354</text:p>
          </table:table-cell>
          <table:table-cell table:formula="of:=SQRT([.A25])" office:value-type="float" office:value="0.651920240520265" calcext:value-type="float">
            <text:p>0.651920240520265</text:p>
          </table:table-cell>
          <table:table-cell table:formula="of:=[.B25]^(1-[.$C25])-[.$C25]/2+VLOOKUP([.$A25];[.$G$2:.$H$40];2;0)" office:value-type="float" office:value="0.474065572728532" calcext:value-type="float">
            <text:p>0.474065572728532</text:p>
          </table:table-cell>
          <table:table-cell table:formula="of:=IF([.D25]&gt;0;[.D25]^(1/(1-[.$C25]));0)" office:value-type="float" office:value="0.117142542110143" calcext:value-type="float">
            <text:p>0.11714254211014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343718425708862" calcext:value-type="float">
            <text:p>0.34371842570886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3493" calcext:value-type="float">
            <text:p>0.0243493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-[.$C26]/2+VLOOKUP([.$A26];[.$G$2:.$H$40];2;0)" office:value-type="float" office:value="0.299438787491169" calcext:value-type="float">
            <text:p>0.299438787491169</text:p>
          </table:table-cell>
          <table:table-cell table:formula="of:=IF([.D26]&gt;0;[.D26]^(1/(1-[.$C26]));0)" office:value-type="float" office:value="0.0256507265941914" calcext:value-type="float">
            <text:p>0.0256507265941914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349001236976285" calcext:value-type="float">
            <text:p>0.34900123697628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37212" calcext:value-type="float">
            <text:p>0.937212</text:p>
          </table:table-cell>
          <table:table-cell table:formula="of:=SQRT([.A27])" office:value-type="float" office:value="0.223606797749979" calcext:value-type="float">
            <text:p>0.223606797749979</text:p>
          </table:table-cell>
          <table:table-cell table:formula="of:=[.B27]^(1-[.$C27])-[.$C27]/2+VLOOKUP([.$A27];[.$G$2:.$H$40];2;0)" office:value-type="float" office:value="0.949139613109237" calcext:value-type="float">
            <text:p>0.949139613109237</text:p>
          </table:table-cell>
          <table:table-cell table:formula="of:=IF([.D27]&gt;0;[.D27]^(1/(1-[.$C27]));0)" office:value-type="float" office:value="0.934977168481496" calcext:value-type="float">
            <text:p>0.93497716848149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341103366414655" calcext:value-type="float">
            <text:p>0.3411033664146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24322" calcext:value-type="float">
            <text:p>0.0324322</text:p>
          </table:table-cell>
          <table:table-cell table:formula="of:=SQRT([.A28])" office:value-type="float" office:value="0.547722557505166" calcext:value-type="float">
            <text:p>0.547722557505166</text:p>
          </table:table-cell>
          <table:table-cell table:formula="of:=[.B28]^(1-[.$C28])-[.$C28]/2+VLOOKUP([.$A28];[.$G$2:.$H$40];2;0)" office:value-type="float" office:value="0.271170735991969" calcext:value-type="float">
            <text:p>0.271170735991969</text:p>
          </table:table-cell>
          <table:table-cell table:formula="of:=IF([.D28]&gt;0;[.D28]^(1/(1-[.$C28]));0)" office:value-type="float" office:value="0.0558317975993925" calcext:value-type="float">
            <text:p>0.0558317975993925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0.340437412329014" calcext:value-type="float">
            <text:p>0.34043741232901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4564" calcext:value-type="float">
            <text:p>0.0174564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-[.$C29]/2+VLOOKUP([.$A29];[.$G$2:.$H$40];2;0)" office:value-type="float" office:value="0.261559806939689" calcext:value-type="float">
            <text:p>0.261559806939689</text:p>
          </table:table-cell>
          <table:table-cell table:formula="of:=IF([.D29]&gt;0;[.D29]^(1/(1-[.$C29]));0)" office:value-type="float" office:value="0.0212195892685039" calcext:value-type="float">
            <text:p>0.021219589268503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32928327373694" calcext:value-type="float">
            <text:p>0.33292832737369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0121" calcext:value-type="float">
            <text:p>0.00010121</text:p>
          </table:table-cell>
          <table:table-cell table:formula="of:=SQRT([.A30])" office:value-type="float" office:value="0.632455532033676" calcext:value-type="float">
            <text:p>0.632455532033676</text:p>
          </table:table-cell>
          <table:table-cell table:formula="of:=[.B30]^(1-[.$C30])-[.$C30]/2+VLOOKUP([.$A30];[.$G$2:.$H$40];2;0)" office:value-type="float" office:value="0.0615112597172066" calcext:value-type="float">
            <text:p>0.0615112597172066</text:p>
          </table:table-cell>
          <table:table-cell table:formula="of:=IF([.D30]&gt;0;[.D30]^(1/(1-[.$C30]));0)" office:value-type="float" office:value="0.000507034043388186" calcext:value-type="float">
            <text:p>0.000507034043388186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331846741663352" calcext:value-type="float">
            <text:p>0.3318467416633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5771" calcext:value-type="float">
            <text:p>0.295771</text:p>
          </table:table-cell>
          <table:table-cell table:formula="of:=SQRT([.A31])" office:value-type="float" office:value="0.547722557505166" calcext:value-type="float">
            <text:p>0.547722557505166</text:p>
          </table:table-cell>
          <table:table-cell table:formula="of:=[.B31]^(1-[.$C31])-[.$C31]/2+VLOOKUP([.$A31];[.$G$2:.$H$40];2;0)" office:value-type="float" office:value="0.635468608086771" calcext:value-type="float">
            <text:p>0.635468608086771</text:p>
          </table:table-cell>
          <table:table-cell table:formula="of:=IF([.D31]&gt;0;[.D31]^(1/(1-[.$C31]));0)" office:value-type="float" office:value="0.366973507600323" calcext:value-type="float">
            <text:p>0.36697350760032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10515846458496" calcext:value-type="float">
            <text:p>0.31051584645849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25358" calcext:value-type="float">
            <text:p>0.0625358</text:p>
          </table:table-cell>
          <table:table-cell table:formula="of:=SQRT([.A32])" office:value-type="float" office:value="0.632455532033676" calcext:value-type="float">
            <text:p>0.632455532033676</text:p>
          </table:table-cell>
          <table:table-cell table:formula="of:=[.B32]^(1-[.$C32])-[.$C32]/2+VLOOKUP([.$A32];[.$G$2:.$H$40];2;0)" office:value-type="float" office:value="0.388504429593097" calcext:value-type="float">
            <text:p>0.388504429593097</text:p>
          </table:table-cell>
          <table:table-cell table:formula="of:=IF([.D32]&gt;0;[.D32]^(1/(1-[.$C32]));0)" office:value-type="float" office:value="0.0763563768579237" calcext:value-type="float">
            <text:p>0.0763563768579237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0.299172861083099" calcext:value-type="float">
            <text:p>0.29917286108309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43705" calcext:value-type="float">
            <text:p>0.00243705</text:p>
          </table:table-cell>
          <table:table-cell table:formula="of:=SQRT([.A33])" office:value-type="float" office:value="0.689202437604511" calcext:value-type="float">
            <text:p>0.689202437604511</text:p>
          </table:table-cell>
          <table:table-cell table:formula="of:=[.B33]^(1-[.$C33])-[.$C33]/2+VLOOKUP([.$A33];[.$G$2:.$H$40];2;0)" office:value-type="float" office:value="0.147268862210676" calcext:value-type="float">
            <text:p>0.147268862210676</text:p>
          </table:table-cell>
          <table:table-cell table:formula="of:=IF([.D33]&gt;0;[.D33]^(1/(1-[.$C33]));0)" office:value-type="float" office:value="0.00210558730123878" calcext:value-type="float">
            <text:p>0.0021055873012387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83435899653078" calcext:value-type="float">
            <text:p>0.28343589965307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444912" calcext:value-type="float">
            <text:p>0.00444912</text:p>
          </table:table-cell>
          <table:table-cell table:formula="of:=SQRT([.A34])" office:value-type="float" office:value="0.612372435695794" calcext:value-type="float">
            <text:p>0.612372435695794</text:p>
          </table:table-cell>
          <table:table-cell table:formula="of:=[.B34]^(1-[.$C34])-[.$C34]/2+VLOOKUP([.$A34];[.$G$2:.$H$40];2;0)" office:value-type="float" office:value="0.165391239290724" calcext:value-type="float">
            <text:p>0.165391239290724</text:p>
          </table:table-cell>
          <table:table-cell table:formula="of:=IF([.D34]&gt;0;[.D34]^(1/(1-[.$C34]));0)" office:value-type="float" office:value="0.00963655395836402" calcext:value-type="float">
            <text:p>0.00963655395836402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.257609999096885" calcext:value-type="float">
            <text:p>0.25760999909688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46854" calcext:value-type="float">
            <text:p>0.146854</text:p>
          </table:table-cell>
          <table:table-cell table:formula="of:=SQRT([.A35])" office:value-type="float" office:value="0.524404424085076" calcext:value-type="float">
            <text:p>0.524404424085076</text:p>
          </table:table-cell>
          <table:table-cell table:formula="of:=[.B35]^(1-[.$C35])-[.$C35]/2+VLOOKUP([.$A35];[.$G$2:.$H$40];2;0)" office:value-type="float" office:value="0.471226829744139" calcext:value-type="float">
            <text:p>0.471226829744139</text:p>
          </table:table-cell>
          <table:table-cell table:formula="of:=IF([.D35]&gt;0;[.D35]^(1/(1-[.$C35]));0)" office:value-type="float" office:value="0.205553399233829" calcext:value-type="float">
            <text:p>0.20555339923382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28650093230478" calcext:value-type="float">
            <text:p>0.22865009323047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58397" calcext:value-type="float">
            <text:p>0.358397</text:p>
          </table:table-cell>
          <table:table-cell table:formula="of:=SQRT([.A36])" office:value-type="float" office:value="0.418330013267038" calcext:value-type="float">
            <text:p>0.418330013267038</text:p>
          </table:table-cell>
          <table:table-cell table:formula="of:=[.B36]^(1-[.$C36])-[.$C36]/2+VLOOKUP([.$A36];[.$G$2:.$H$40];2;0)" office:value-type="float" office:value="0.598982771493681" calcext:value-type="float">
            <text:p>0.598982771493681</text:p>
          </table:table-cell>
          <table:table-cell table:formula="of:=IF([.D36]&gt;0;[.D36]^(1/(1-[.$C36]));0)" office:value-type="float" office:value="0.414317628577543" calcext:value-type="float">
            <text:p>0.414317628577543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197923687470291" calcext:value-type="float">
            <text:p>0.19792368747029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97509" calcext:value-type="float">
            <text:p>0.000597509</text:p>
          </table:table-cell>
          <table:table-cell table:formula="of:=SQRT([.A37])" office:value-type="float" office:value="0.591607978309962" calcext:value-type="float">
            <text:p>0.591607978309962</text:p>
          </table:table-cell>
          <table:table-cell table:formula="of:=[.B37]^(1-[.$C37])-[.$C37]/2+VLOOKUP([.$A37];[.$G$2:.$H$40];2;0)" office:value-type="float" office:value="0.0935479858147011" calcext:value-type="float">
            <text:p>0.0935479858147011</text:p>
          </table:table-cell>
          <table:table-cell table:formula="of:=IF([.D37]&gt;0;[.D37]^(1/(1-[.$C37]));0)" office:value-type="float" office:value="0.00302305795036318" calcext:value-type="float">
            <text:p>0.0030230579503631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71914592131248" calcext:value-type="float">
            <text:p>0.17191459213124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90163" calcext:value-type="float">
            <text:p>0.00990163</text:p>
          </table:table-cell>
          <table:table-cell table:formula="of:=SQRT([.A38])" office:value-type="float" office:value="0.670820393249937" calcext:value-type="float">
            <text:p>0.670820393249937</text:p>
          </table:table-cell>
          <table:table-cell table:formula="of:=[.B38]^(1-[.$C38])-[.$C38]/2+VLOOKUP([.$A38];[.$G$2:.$H$40];2;0)" office:value-type="float" office:value="0.223979447032864" calcext:value-type="float">
            <text:p>0.223979447032864</text:p>
          </table:table-cell>
          <table:table-cell table:formula="of:=IF([.D38]&gt;0;[.D38]^(1/(1-[.$C38]));0)" office:value-type="float" office:value="0.010617602574142" calcext:value-type="float">
            <text:p>0.010617602574142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135275888584435" calcext:value-type="float">
            <text:p>0.1352758885844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0635" calcext:value-type="float">
            <text:p>0.10635</text:p>
          </table:table-cell>
          <table:table-cell table:formula="of:=SQRT([.A39])" office:value-type="float" office:value="0.547722557505166" calcext:value-type="float">
            <text:p>0.547722557505166</text:p>
          </table:table-cell>
          <table:table-cell table:formula="of:=[.B39]^(1-[.$C39])-[.$C39]/2+VLOOKUP([.$A39];[.$G$2:.$H$40];2;0)" office:value-type="float" office:value="0.421990742910739" calcext:value-type="float">
            <text:p>0.421990742910739</text:p>
          </table:table-cell>
          <table:table-cell table:formula="of:=IF([.D39]&gt;0;[.D39]^(1/(1-[.$C39]));0)" office:value-type="float" office:value="0.148433760593103" calcext:value-type="float">
            <text:p>0.14843376059310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10042478806654" calcext:value-type="float">
            <text:p>0.11004247880665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784653" calcext:value-type="float">
            <text:p>0.00784653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-[.$C40]/2+VLOOKUP([.$A40];[.$G$2:.$H$40];2;0)" office:value-type="float" office:value="0.214805879579109" calcext:value-type="float">
            <text:p>0.214805879579109</text:p>
          </table:table-cell>
          <table:table-cell table:formula="of:=IF([.D40]&gt;0;[.D40]^(1/(1-[.$C40]));0)" office:value-type="float" office:value="0.00709315629290913" calcext:value-type="float">
            <text:p>0.00709315629290913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780056710901145" calcext:value-type="float">
            <text:p>0.07800567109011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3064" calcext:value-type="float">
            <text:p>0.0143064</text:p>
          </table:table-cell>
          <table:table-cell table:formula="of:=SQRT([.A41])" office:value-type="float" office:value="0.632455532033676" calcext:value-type="float">
            <text:p>0.632455532033676</text:p>
          </table:table-cell>
          <table:table-cell table:formula="of:=[.B41]^(1-[.$C41])-[.$C41]/2+VLOOKUP([.$A41];[.$G$2:.$H$40];2;0)" office:value-type="float" office:value="0.2374210865252" calcext:value-type="float">
            <text:p>0.2374210865252</text:p>
          </table:table-cell>
          <table:table-cell table:formula="of:=IF([.D41]&gt;0;[.D41]^(1/(1-[.$C41]));0)" office:value-type="float" office:value="0.0199957797978887" calcext:value-type="float">
            <text:p>0.01999577979788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48606" calcext:value-type="float">
            <text:p>0.048606</text:p>
          </table:table-cell>
          <table:table-cell table:formula="of:=SQRT([.A42])" office:value-type="float" office:value="0.474341649025257" calcext:value-type="float">
            <text:p>0.474341649025257</text:p>
          </table:table-cell>
          <table:table-cell table:formula="of:=[.B42]^(1-[.$C42])-[.$C42]/2+VLOOKUP([.$A42];[.$G$2:.$H$40];2;0)" office:value-type="float" office:value="0.266010210892084" calcext:value-type="float">
            <text:p>0.266010210892084</text:p>
          </table:table-cell>
          <table:table-cell table:formula="of:=IF([.D42]&gt;0;[.D42]^(1/(1-[.$C42]));0)" office:value-type="float" office:value="0.0805267474370161" calcext:value-type="float">
            <text:p>0.080526747437016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14743" calcext:value-type="float">
            <text:p>0.414743</text:p>
          </table:table-cell>
          <table:table-cell table:formula="of:=SQRT([.A43])" office:value-type="float" office:value="0.474341649025257" calcext:value-type="float">
            <text:p>0.474341649025257</text:p>
          </table:table-cell>
          <table:table-cell table:formula="of:=[.B43]^(1-[.$C43])-[.$C43]/2+VLOOKUP([.$A43];[.$G$2:.$H$40];2;0)" office:value-type="float" office:value="0.691627630413598" calcext:value-type="float">
            <text:p>0.691627630413598</text:p>
          </table:table-cell>
          <table:table-cell table:formula="of:=IF([.D43]&gt;0;[.D43]^(1/(1-[.$C43]));0)" office:value-type="float" office:value="0.495880375741111" calcext:value-type="float">
            <text:p>0.49588037574111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76226" calcext:value-type="float">
            <text:p>0.0276226</text:p>
          </table:table-cell>
          <table:table-cell table:formula="of:=SQRT([.A44])" office:value-type="float" office:value="0.707106781186548" calcext:value-type="float">
            <text:p>0.707106781186548</text:p>
          </table:table-cell>
          <table:table-cell table:formula="of:=[.B44]^(1-[.$C44])-[.$C44]/2+VLOOKUP([.$A44];[.$G$2:.$H$40];2;0)" office:value-type="float" office:value="0.339478577208196" calcext:value-type="float">
            <text:p>0.339478577208196</text:p>
          </table:table-cell>
          <table:table-cell table:formula="of:=IF([.D44]&gt;0;[.D44]^(1/(1-[.$C44]));0)" office:value-type="float" office:value="0.0250088223604918" calcext:value-type="float">
            <text:p>0.02500882236049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4613" calcext:value-type="float">
            <text:p>0.00134613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-[.$C45]/2+VLOOKUP([.$A45];[.$G$2:.$H$40];2;0)" office:value-type="float" office:value="0.173103860064933" calcext:value-type="float">
            <text:p>0.173103860064933</text:p>
          </table:table-cell>
          <table:table-cell table:formula="of:=IF([.D45]&gt;0;[.D45]^(1/(1-[.$C45]));0)" office:value-type="float" office:value="0.00041759399937402" calcext:value-type="float">
            <text:p>0.0004175939993740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668" calcext:value-type="float">
            <text:p>0.011668</text:p>
          </table:table-cell>
          <table:table-cell table:formula="of:=SQRT([.A46])" office:value-type="float" office:value="0.724568837309472" calcext:value-type="float">
            <text:p>0.724568837309472</text:p>
          </table:table-cell>
          <table:table-cell table:formula="of:=[.B46]^(1-[.$C46])-[.$C46]/2+VLOOKUP([.$A46];[.$G$2:.$H$40];2;0)" office:value-type="float" office:value="0.271502157335069" calcext:value-type="float">
            <text:p>0.271502157335069</text:p>
          </table:table-cell>
          <table:table-cell table:formula="of:=IF([.D46]&gt;0;[.D46]^(1/(1-[.$C46]));0)" office:value-type="float" office:value="0.0087946174231359" calcext:value-type="float">
            <text:p>0.008794617423135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780508" calcext:value-type="float">
            <text:p>0.000780508</text:p>
          </table:table-cell>
          <table:table-cell table:formula="of:=SQRT([.A47])" office:value-type="float" office:value="0.632455532033676" calcext:value-type="float">
            <text:p>0.632455532033676</text:p>
          </table:table-cell>
          <table:table-cell table:formula="of:=[.B47]^(1-[.$C47])-[.$C47]/2+VLOOKUP([.$A47];[.$G$2:.$H$40];2;0)" office:value-type="float" office:value="0.099569947971271" calcext:value-type="float">
            <text:p>0.099569947971271</text:p>
          </table:table-cell>
          <table:table-cell table:formula="of:=IF([.D47]&gt;0;[.D47]^(1/(1-[.$C47]));0)" office:value-type="float" office:value="0.00187995858089376" calcext:value-type="float">
            <text:p>0.0018799585808937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12419" calcext:value-type="float">
            <text:p>0.312419</text:p>
          </table:table-cell>
          <table:table-cell table:formula="of:=SQRT([.A48])" office:value-type="float" office:value="0.418330013267038" calcext:value-type="float">
            <text:p>0.418330013267038</text:p>
          </table:table-cell>
          <table:table-cell table:formula="of:=[.B48]^(1-[.$C48])-[.$C48]/2+VLOOKUP([.$A48];[.$G$2:.$H$40];2;0)" office:value-type="float" office:value="0.556726058649953" calcext:value-type="float">
            <text:p>0.556726058649953</text:p>
          </table:table-cell>
          <table:table-cell table:formula="of:=IF([.D48]&gt;0;[.D48]^(1/(1-[.$C48]));0)" office:value-type="float" office:value="0.365350773739371" calcext:value-type="float">
            <text:p>0.36535077373937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46947" calcext:value-type="float">
            <text:p>0.0146947</text:p>
          </table:table-cell>
          <table:table-cell table:formula="of:=SQRT([.A49])" office:value-type="float" office:value="0.591607978309962" calcext:value-type="float">
            <text:p>0.591607978309962</text:p>
          </table:table-cell>
          <table:table-cell table:formula="of:=[.B49]^(1-[.$C49])-[.$C49]/2+VLOOKUP([.$A49];[.$G$2:.$H$40];2;0)" office:value-type="float" office:value="0.223735617041655" calcext:value-type="float">
            <text:p>0.223735617041655</text:p>
          </table:table-cell>
          <table:table-cell table:formula="of:=IF([.D49]&gt;0;[.D49]^(1/(1-[.$C49]));0)" office:value-type="float" office:value="0.0255707486901783" calcext:value-type="float">
            <text:p>0.02557074869017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22879" calcext:value-type="float">
            <text:p>0.122879</text:p>
          </table:table-cell>
          <table:table-cell table:formula="of:=SQRT([.A50])" office:value-type="float" office:value="0.474341649025257" calcext:value-type="float">
            <text:p>0.474341649025257</text:p>
          </table:table-cell>
          <table:table-cell table:formula="of:=[.B50]^(1-[.$C50])-[.$C50]/2+VLOOKUP([.$A50];[.$G$2:.$H$40];2;0)" office:value-type="float" office:value="0.394184217896384" calcext:value-type="float">
            <text:p>0.394184217896384</text:p>
          </table:table-cell>
          <table:table-cell table:formula="of:=IF([.D50]&gt;0;[.D50]^(1/(1-[.$C50]));0)" office:value-type="float" office:value="0.170164041898228" calcext:value-type="float">
            <text:p>0.17016404189822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36641" calcext:value-type="float">
            <text:p>0.0136641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-[.$C51]/2+VLOOKUP([.$A51];[.$G$2:.$H$40];2;0)" office:value-type="float" office:value="0.241588485181188" calcext:value-type="float">
            <text:p>0.241588485181188</text:p>
          </table:table-cell>
          <table:table-cell table:formula="of:=IF([.D51]&gt;0;[.D51]^(1/(1-[.$C51]));0)" office:value-type="float" office:value="0.0168902766408366" calcext:value-type="float">
            <text:p>0.016890276640836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51])" office:value-type="float" office:value="0.1160198182866" calcext:value-type="float">
            <text:p>0.1160198182866</text:p>
          </table:table-cell>
          <table:table-cell table:formula="of:=AVERAGE([.C2:.C51])" office:value-type="float" office:value="0.597502616916856" calcext:value-type="float">
            <text:p>0.597502616916856</text:p>
          </table:table-cell>
          <table:table-cell table:formula="of:=AVERAGE([.D2:.D51])" office:value-type="float" office:value="0.35633167583769" calcext:value-type="float">
            <text:p>0.35633167583769</text:p>
          </table:table-cell>
          <table:table-cell table:formula="of:=AVERAGE([.E2:.E51])" office:value-type="float" office:value="0.136231478187322" calcext:value-type="float">
            <text:p>0.136231478187322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3-26T15:08:26.523027133</dc:date>
    <meta:editing-duration>PT21M49S</meta:editing-duration>
    <meta:editing-cycles>5</meta:editing-cycles>
    <meta:generator>LibreOffice/7.3.7.2$Linux_X86_64 LibreOffice_project/30$Build-2</meta:generator>
    <meta:document-statistic meta:table-count="1" meta:cell-count="340" meta:object-count="0"/>
  </office:meta>
</office:document-meta>
</file>